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-Roman" style:font-family-generic="roman" fo:font-size="48pt" style:font-family-asian="Times-Roman" style:font-family-generic-asian="roman" style:font-size-asian="48pt" style:font-family-complex="Times-Roman" style:font-family-generic-complex="roman" style:font-size-complex="27.2000007629395pt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-Roman" style:font-family-generic="roman" fo:font-size="11.5pt" style:font-family-asian="Times-Roman" style:font-family-generic-asian="roman" style:font-size-asian="11.5pt" style:font-family-complex="Times-Roman" style:font-family-generic-complex="roman" style:font-size-complex="6.5p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-Roman" style:font-family-generic="roman" fo:font-size="36pt" fo:font-weight="bold" style:font-family-asian="Times-Roman" style:font-family-generic-asian="roman" style:font-size-asian="36pt" style:font-weight-asian="bold" style:font-family-complex="Times-Roman" style:font-family-generic-complex="roman" style:font-size-complex="36pt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36pt" fo:font-weight="normal" style:font-size-asian="36pt" style:font-weight-asian="normal" style:font-family-complex="Arial" style:font-family-generic-complex="swiss" style:font-pitch-complex="variable" style:font-size-complex="36pt" style:font-weight-complex="normal"/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6pt" style:font-size-asian="36pt" style:font-size-complex="36pt"/>
    </style:style>
    <style:style style:name="P11" style:family="paragraph">
      <style:text-properties fo:font-family="Arial" style:font-family-generic="swiss" style:font-pitch="variable" fo:font-size="36pt" fo:font-weight="normal" style:font-size-asian="36pt" style:font-weight-asian="normal" style:font-family-complex="Arial" style:font-family-generic-complex="swiss" style:font-pitch-complex="variable" style:font-size-complex="36pt" style:font-weight-complex="normal"/>
    </style:style>
    <style:style style:name="P1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36pt" style:font-size-asian="36pt" style:font-size-complex="36pt"/>
    </style:style>
    <style:style style:name="P13" style:family="paragraph">
      <style:text-properties fo:font-family="Arial" style:font-family-generic="swiss" style:font-pitch="variable" fo:font-size="36pt" style:font-size-asian="36pt" style:font-size-complex="36pt"/>
    </style:style>
    <style:style style:name="P1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Arial" style:font-family-generic-asian="swiss" style:font-pitch-asian="variable" style:font-size-asian="36pt" style:font-family-complex="Helvetica" style:font-family-generic-complex="swiss" style:font-size-complex="36pt"/>
    </style:style>
    <style:style style:name="P15" style:family="paragraph">
      <style:text-properties fo:font-family="Arial" style:font-family-generic="swiss" style:font-pitch="variable" fo:font-size="36pt" style:font-family-asian="Arial" style:font-family-generic-asian="swiss" style:font-pitch-asian="variable" style:font-size-asian="36pt" style:font-size-complex="36pt"/>
    </style:style>
    <style:style style:name="T1" style:family="text">
      <style:text-properties fo:color="#000000" style:text-outline="false" style:text-line-through-style="none" fo:font-family="Times-Roman" style:font-family-generic="roman" fo:font-size="48pt" fo:font-style="normal" fo:text-shadow="none" style:text-underline-style="none" fo:font-weight="normal" style:letter-kerning="true" style:font-family-asian="Times-Roman" style:font-family-generic-asian="roman" style:font-size-asian="48pt" style:font-style-asian="normal" style:font-weight-asian="normal" style:font-family-complex="Times-Roman" style:font-family-generic-complex="roman" style:font-size-complex="27.200000762939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imes-Roman" style:font-family-generic="roman" fo:font-size="48pt" fo:font-style="normal" fo:text-shadow="none" style:text-underline-style="none" fo:font-weight="normal" style:letter-kerning="true" style:font-family-asian="Times-Roman" style:font-family-generic-asian="roman" style:font-size-asian="48pt" style:font-style-asian="normal" style:font-weight-asian="normal" style:font-family-complex="Times-Roman" style:font-family-generic-complex="roman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Helvetica" style:font-family-generic="swiss" fo:font-size="32pt" fo:font-style="italic" fo:text-shadow="none" style:text-underline-style="none" fo:font-weight="normal" style:letter-kerning="true" style:font-family-asian="Helvetica" style:font-family-generic-asian="swiss" style:font-size-asian="32pt" style:font-style-asian="italic" style:font-weight-asian="normal" style:font-family-complex="Helvetica" style:font-family-generic-complex="swis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Helvetica" style:font-family-generic="swiss" fo:font-size="32pt" fo:text-shadow="none" style:text-underline-style="none" fo:font-weight="normal" style:letter-kerning="true" style:font-family-asian="Helvetica" style:font-family-generic-asian="swiss" style:font-size-asian="32pt" style:font-weight-asian="normal" style:font-family-complex="Helvetica" style:font-family-generic-complex="swiss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Helvetica" style:font-family-generic="swiss" fo:font-size="9.5pt" fo:font-style="italic" fo:text-shadow="none" style:text-underline-style="none" fo:font-weight="normal" style:letter-kerning="true" style:font-family-asian="Helvetica" style:font-family-generic-asian="swiss" style:font-size-asian="9.5pt" style:font-style-asian="italic" style:font-weight-asian="normal" style:font-family-complex="Helvetica" style:font-family-generic-complex="swiss" style:font-size-complex="5.40000009536743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Times-Roman" style:font-family-generic="roman" fo:font-size="32pt" fo:font-style="normal" fo:text-shadow="none" style:text-underline-style="none" style:letter-kerning="true" style:font-family-asian="Times-Roman" style:font-family-generic-asian="roman" style:font-size-asian="32pt" style:font-style-asian="normal" style:font-family-complex="Times-Roman" style:font-family-generic-complex="roman" style:font-size-complex="32pt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Helvetica" style:font-family-generic="swiss" fo:font-size="32pt" fo:font-style="normal" fo:text-shadow="none" style:text-underline-style="none" style:letter-kerning="true" style:font-family-asian="Helvetica" style:font-family-generic-asian="swiss" style:font-size-asian="32pt" style:font-style-asian="normal" style:font-family-complex="Helvetica" style:font-family-generic-complex="swiss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Times-Roman" style:font-family-generic="roman" fo:font-size="32pt" fo:font-style="normal" fo:text-shadow="none" style:text-underline-style="none" fo:font-weight="bold" style:letter-kerning="true" style:font-family-asian="Times-Roman" style:font-family-generic-asian="roman" style:font-size-asian="32pt" style:font-style-asian="normal" style:font-weight-asian="bold" style:font-family-complex="Times-Roman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Times-Roman" style:font-family-generic="roman" fo:font-size="32pt" fo:font-style="normal" fo:text-shadow="none" style:text-underline-style="none" fo:font-weight="normal" style:letter-kerning="true" style:font-family-asian="Times-Roman" style:font-family-generic-asian="roman" style:font-size-asian="32pt" style:font-style-asian="normal" style:font-weight-asian="normal" style:font-family-complex="Times-Roman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Helvetica" style:font-family-generic="swiss" fo:font-size="32pt" fo:font-style="normal" fo:text-shadow="none" style:text-underline-style="none" fo:font-weight="normal" style:letter-kerning="true" style:font-family-asian="Helvetica" style:font-family-generic-asian="swiss" style:font-size-asian="32pt" style:font-style-asian="normal" style:font-weight-asian="normal" style:font-family-complex="Helvetica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Times-Roman" style:font-family-generic="roman" fo:font-size="36pt" fo:font-style="normal" fo:text-shadow="none" style:text-underline-style="none" fo:font-weight="bold" style:letter-kerning="true" style:font-family-asian="Times-Roman" style:font-family-generic-asian="roman" style:font-size-asian="36pt" style:font-style-asian="normal" style:font-weight-asian="bold" style:font-family-complex="Times-Roman" style:font-family-generic-complex="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family="Arial" style:font-family-generic="swiss" style:font-pitch="variable" fo:font-size="36pt" fo:font-weight="normal" style:font-size-asian="36pt" style:font-weight-asian="normal" style:font-family-complex="Arial" style:font-family-generic-complex="swiss" style:font-pitch-complex="variable" style:font-size-complex="36pt" style:font-weight-complex="normal"/>
    </style:style>
    <style:style style:name="T13" style:family="text">
      <style:text-properties fo:color="#000000" style:text-outline="false" style:text-line-through-style="none" fo:font-family="Times-Roman" style:font-family-generic="roman" fo:font-size="36pt" fo:text-shadow="none" style:text-underline-style="none" fo:font-weight="normal" style:letter-kerning="true" style:font-family-asian="Times-Roman" style:font-family-generic-asian="roman" style:font-size-asian="36pt" style:font-weight-asian="normal" style:font-family-complex="Times-Roman" style:font-family-generic-complex="roman" style:font-size-complex="36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Times-Roman" style:font-family-generic="roman" fo:font-size="36pt" fo:font-style="italic" fo:text-shadow="none" style:text-underline-style="none" fo:font-weight="normal" style:letter-kerning="true" style:font-family-asian="Times-Roman" style:font-family-generic-asian="roman" style:font-size-asian="36pt" style:font-style-asian="italic" style:font-weight-asian="normal" style:font-family-complex="Times-Roman" style:font-family-generic-complex="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Times-Roman" style:font-family-generic="roman" fo:font-size="36pt" fo:font-style="normal" fo:text-shadow="none" style:text-underline-style="none" fo:font-weight="normal" style:letter-kerning="true" style:font-family-asian="Times-Roman" style:font-family-generic-asian="roman" style:font-size-asian="36pt" style:font-style-asian="normal" style:font-weight-asian="normal" style:font-family-complex="Times-Roman" style:font-family-generic-complex="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Helvetica" style:font-family-generic="swiss" fo:font-size="36pt" fo:font-style="normal" fo:text-shadow="none" style:text-underline-style="none" fo:font-weight="normal" style:letter-kerning="true" style:font-family-asian="Helvetica" style:font-family-generic-asian="swiss" style:font-size-asian="36pt" style:font-style-asian="normal" style:font-weight-asian="normal" style:font-family-complex="Helvetica" style:font-family-generic-complex="swis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Helvetica" style:font-family-generic="swiss" fo:font-size="36pt" fo:font-style="italic" fo:text-shadow="none" style:text-underline-style="none" fo:font-weight="normal" style:letter-kerning="true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00000" style:text-outline="false" style:text-line-through-style="none" fo:font-family="Helvetica" style:font-family-generic="swiss" fo:font-size="36pt" fo:font-style="normal" fo:text-shadow="none" style:text-underline-style="none" fo:font-weight="bold" style:letter-kerning="true" style:font-family-asian="Helvetica" style:font-family-generic-asian="swiss" style:font-size-asian="36pt" style:font-style-asian="normal" style:font-weight-asian="bold" style:font-family-complex="Helvetica" style:font-family-generic-complex="swis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Helvetica" style:font-family-generic="swiss" fo:font-size="36pt" fo:font-style="normal" fo:text-shadow="none" style:text-underline-style="none" style:letter-kerning="true" style:font-family-asian="Helvetica" style:font-family-generic-asian="swiss" style:font-size-asian="36pt" style:font-style-asian="normal" style:font-family-complex="Helvetica" style:font-family-generic-complex="swiss" style:font-size-complex="36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family="Arial" style:font-family-generic="swiss" style:font-pitch="variable" fo:font-size="36pt" fo:font-weight="bold" style:font-family-asian="Helvetica" style:font-family-generic-asian="swiss" style:font-size-asian="36pt" style:font-weight-asian="bold" style:font-family-complex="Helvetica" style:font-family-generic-complex="swiss" style:font-size-complex="36pt" style:font-weight-complex="bold"/>
    </style:style>
    <style:style style:name="T22" style:family="text">
      <style:text-properties fo:color="#000000" fo:font-family="Arial" style:font-family-generic="swiss" style:font-pitch="variable" fo:font-size="36pt" style:font-family-asian="Helvetica" style:font-family-generic-asian="swiss" style:font-size-asian="36pt" style:font-family-complex="Helvetica" style:font-family-generic-complex="swiss" style:font-size-complex="36pt"/>
    </style:style>
    <style:style style:name="T23" style:family="text">
      <style:text-properties fo:color="#000000" fo:font-family="Arial" style:font-family-generic="swiss" style:font-pitch="variable" fo:font-size="36pt" fo:font-style="italic" style:font-family-asian="Helvetica" style:font-family-generic-asian="swiss" style:font-size-asian="36pt" style:font-style-asian="italic" style:font-family-complex="Helvetica" style:font-family-generic-complex="swiss" style:font-size-complex="36pt" style:font-style-complex="italic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Arial" style:font-family-generic-asian="swiss" style:font-pitch-asian="variable" style:font-size-asian="36pt" style:font-style-asian="normal" style:font-weight-asian="normal" style:font-family-complex="Helvetica" style:font-family-generic-complex="swis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Introduced I jdk 5</text:p>
            <text:p>By</text:p>
            <text:p text:style-name="P1"><text:span text:style-name="T1">Gilad Bracha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asting </text:p>
          </draw:text-box>
        </draw:frame>
        <draw:frame presentation:style-name="pr5" draw:text-style-name="P3" draw:layer="layout" svg:width="25.199cm" svg:height="14.887cm" svg:x="1.814cm" svg:y="5.328cm" presentation:class="outline" presentation:user-transformed="true">
          <draw:text-box>
            <text:list text:style-name="L3"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  <text:p text:style-name="P4"><text:span text:style-name="T3">List myIntList = new LinkedList(); // 1 </text:span><text:span text:style-name="T3">myIntList.add(new Integer(0)); // 2 </text:span><text:span text:style-name="T3">Integer x = (Integer) myIntList.iterator().next(); // 3</text:span></text:p>
            <text:p text:style-name="P4"><text:span text:style-name="T3"/></text:p>
            <text:p text:style-name="P5"><text:span text:style-name="T3">List&lt;Integer&gt; myIntList = new LinkedList&lt;Integer&gt;(); // 1’ </text:span><text:span text:style-name="T3">myIntList.add(new Integer(0)); //2’ </text:span><text:span text:style-name="T3">Integer x = myIntList.iterator().next(); // 3</text:span><text:span text:style-name="T3">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3" draw:layer="layout" svg:width="25.199cm" svg:height="13.859cm" svg:x="0.5cm" svg:y="4cm" presentation:class="outline" presentation:user-transformed="true">
          <draw:text-box>
            <text:p text:style-name="P4"><text:span text:style-name="T4">List&lt;String&gt; ls = new ArrayList&lt;String&gt;(); </text:span><text:span text:style-name="T3">//1 </text:span><text:span text:style-name="T4">List&lt;Object&gt; lo = ls; </text:span><text:span text:style-name="T3">//2</text:span></text:p>
            <text:p text:style-name="P4"><text:span text:style-name="T3"/></text:p>
            <text:p text:style-name="P4"><text:span text:style-name="T3"/></text:p>
            <text:p xml:id="id1" text:id="id1" text:style-name="P5"><text:span text:style-name="T3">lo.add(new Object()); // 3 </text:span><text:span text:style-name="T3">String s = ls.get(0); // 4: attempts to assign an Object to a String</text:span><text:span text:style-name="T3">!</text:span></text:p>
            <text:p text:style-name="P4"><text:span text:style-name="T3"/></text:p>
            <text:p text:style-name="P4"><text:span text:style-name="T5">g</text:span><text:span text:style-name="T5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6">if </text:span><text:span text:style-name="T7">Foo </text:span><text:span text:style-name="T6">is a subtype (subclass or subinterface) of </text:span><text:span text:style-name="T7">Bar</text:span><text:span text:style-name="T6">, and </text:span><text:span text:style-name="T7">G </text:span><text:span text:style-name="T6">is some generic type declaration, it is </text:span><text:span text:style-name="T8">not </text:span><text:span text:style-name="T9">the case that </text:span><text:span text:style-name="T10">G&lt;Foo&gt; </text:span><text:span text:style-name="T9">is a subtype of </text:span><text:span text:style-name="T10">G&lt;Bar</text:span><text:span text:style-name="T10">&gt;</text:span><text:span text:style-name="T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 text:style-name="P7"><text:span text:style-name="T11"><text:tab/></text:span><text:span text:style-name="T11">Wildcards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9"><text:span text:style-name="T12"/></text:p>
            <text:p text:style-name="P9"><text:span text:style-name="T12"/></text:p>
            <text:p text:style-name="P10"><text:span text:style-name="T13"/></text:p>
            <text:p text:style-name="P10"><text:span text:style-name="T13">what </text:span><text:span text:style-name="T14">is </text:span><text:span text:style-name="T15">the supertype of all kinds of collections</text:span><text:span text:style-name="T15">?</text:span></text:p>
            <text:p xml:id="id2" text:id="id2" text:style-name="P10"><text:span text:style-name="T15"><text:s/></text:span><text:span text:style-name="T15">It’s written </text:span><text:span text:style-name="T16">Collection</text:span><text:span text:style-name="T16">&lt;?&gt;</text:span></text:p>
            <text:p text:style-name="P5"><text:span text:style-name="T16">Collection&lt;?&gt; c = new ArrayList&lt;String&gt;(); c.add(new Object()); </text:span><text:span text:style-name="T17">// compile time 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 text:style-name="P7"><text:span text:style-name="T11">Bounded Wildcard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xtends</text:p>
              </text:list-item>
              <text:list-item>
                <text:p><text:span text:style-name="T18"/></text:p>
              </text:list-item>
            </text:list>
            <text:p xml:id="id3" text:id="id3" text:style-name="P5"><text:span text:style-name="T19">public void </text:span><text:span text:style-name="T20">drawAll(List&lt;? </text:span><text:span text:style-name="T19">extends </text:span><text:span text:style-name="T16">Shape&gt; shapes</text:span><text:span text:style-name="T16">) { ... }</text:span></text:p>
            <text:list text:continue-numbering="true"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13" draw:layer="layout" svg:width="25.199cm" svg:height="13.859cm" svg:x="1.4cm" svg:y="4.914cm" presentation:class="outline">
          <draw:text-box>
            <text:p text:style-name="P12"><text:span text:style-name="T21">static void </text:span><text:span text:style-name="T22">fromArrayToCollection(Object[] a, Collection&lt;?&gt; c) { </text:span><text:span text:style-name="T21">for </text:span><text:span text:style-name="T22">(Object o : a</text:span><text:span text:style-name="T22">) {</text:span></text:p>
            <text:p text:style-name="P12"><text:span text:style-name="T22">c.add(o); </text:span><text:span text:style-name="T23">// compile time 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Time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14"><text:span text:style-name="T24">List &lt;String&gt; l1 = new ArrayList&lt;String&gt;(); List&lt;Integer&gt; l2 = new ArrayList&lt;Integer&gt;(); System.out.println(l1.getClass() == l2.getClass</text:span><text:span text:style-name="T24">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9cm" svg:y="2.898cm"/>
      <draw:page-thumbnail draw:layer="backgroundobjects" svg:width="8.999cm" svg:height="6.749cm" svg:x="9cm" svg:y="11.474cm"/>
      <draw:page-thumbnail draw:layer="backgroundobjects" svg:width="8.999cm" svg:height="6.749cm" svg:x="9cm" svg:y="20.05cm"/>
      <draw:page-thumbnail draw:layer="backgroundobjects" svg:width="8.999cm" svg:height="6.749cm" svg:x="-1cm" svg:y="2.898cm"/>
      <draw:page-thumbnail draw:layer="backgroundobjects" svg:width="8.999cm" svg:height="6.749cm" svg:x="-1cm" svg:y="11.474cm"/>
      <draw:page-thumbnail draw:layer="backgroundobjects" svg:width="8.999cm" svg:height="6.749cm" svg:x="-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19T10:10:21</meta:creation-date>
    <meta:editing-duration>PT1H41M13S</meta:editing-duration>
    <meta:editing-cycles>7</meta:editing-cycles>
    <dc:date>2012-06-19T11:51:27</dc:date>
    <meta:generator>OpenOffice.org/3.3$Unix OpenOffice.org_project/330m20$Build-9567</meta:generator>
    <meta:document-statistic meta:object-count="53"/>
  </office:meta>
</office:document-meta>
</file>